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MultiColumnQueryHits.skip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ultiColumnQueryHits.getSelec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ultiColumnQueryHits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ultiColumnQueryHits.FilterMultiColumnQueryHits( MultiColumnQueryHits 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ultiColumnQueryHits.nextScore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MultiColumnQueryHi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